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 style:writing-mode="lr-tb"/>
    </style:style>
    <style:style style:name="Table1.A" style:family="table-column">
      <style:table-column-properties style:column-width="1.102cm" style:rel-column-width="4107*"/>
    </style:style>
    <style:style style:name="Table1.B" style:family="table-column">
      <style:table-column-properties style:column-width="16.487cm" style:rel-column-width="614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none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200%" style:writing-mode="lr-tb">
        <style:tab-stops>
          <style:tab-stop style:position="9.87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200%" style:writing-mode="lr-tb">
        <style:tab-stops>
          <style:tab-stop style:position="14.993cm"/>
        </style:tab-stops>
      </style:paragraph-properties>
    </style:style>
    <style:style style:name="P4" style:family="paragraph" style:parent-style-name="Heading_20_1">
      <style:paragraph-properties fo:margin-top="0.706cm" fo:margin-bottom="0.212cm" loext:contextual-spacing="false" fo:line-height="200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5" style:family="paragraph" style:parent-style-name="Heading_20_2">
      <style:paragraph-properties fo:margin-top="0.635cm" fo:margin-bottom="0.212cm" loext:contextual-spacing="false" fo:line-height="200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text-properties officeooo:rsid="006e206e" officeooo:paragraph-rsid="006e206e"/>
    </style:style>
    <style:style style:name="P7" style:family="paragraph" style:parent-style-name="Table_20_Contents">
      <style:text-properties style:font-name="Arial1" fo:font-size="11pt" fo:font-weight="bold" officeooo:rsid="01144c9a" officeooo:paragraph-rsid="01144c9a" style:font-weight-asian="bold" style:font-weight-complex="bold"/>
    </style:style>
    <style:style style:name="P8" style:family="paragraph" style:parent-style-name="Table_20_Contents">
      <style:text-properties style:font-name="Andale Mono" fo:font-size="11pt"/>
    </style:style>
    <style:style style:name="P9" style:family="paragraph" style:parent-style-name="Table_20_Contents">
      <style:text-properties style:font-name="Andale Mono" fo:font-size="11pt" officeooo:paragraph-rsid="01144c9a"/>
    </style:style>
    <style:style style:name="P10" style:family="paragraph" style:parent-style-name="Table_20_Contents">
      <style:text-properties style:font-name="Andale Mono" fo:font-size="11pt" officeooo:rsid="01144c9a" officeooo:paragraph-rsid="01144c9a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77574" officeooo:paragraph-rsid="01577574" style:text-blinking="false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af4b3" officeooo:paragraph-rsid="015af4b3" style:text-blinking="false" fo:background-color="transparent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994e54" style:text-blinking="false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08619c" officeooo:paragraph-rsid="0108619c" style:text-blinking="false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0d4893" officeooo:paragraph-rsid="02392bd7" style:text-blinking="false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08c1d9" officeooo:paragraph-rsid="01e477c8" style:text-blinking="false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f5a753" officeooo:paragraph-rsid="01f5a753" style:text-blinking="false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0c085f" officeooo:paragraph-rsid="028588f1" style:text-blinking="false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ecece3" officeooo:paragraph-rsid="01ecece3" style:text-blinking="false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1505f3" officeooo:paragraph-rsid="01bdec78" style:text-blinking="false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15c053" officeooo:paragraph-rsid="0115c053" style:text-blinking="false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181008" officeooo:paragraph-rsid="012d9896" style:text-blinking="false"/>
    </style:style>
    <style:style style:name="P2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181008" officeooo:paragraph-rsid="011a122f" style:text-blinking="false"/>
    </style:style>
    <style:style style:name="P2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181008" officeooo:paragraph-rsid="011a8970" style:text-blinking="false"/>
    </style:style>
    <style:style style:name="P2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3fe88d" officeooo:paragraph-rsid="014f7088" style:text-blinking="false"/>
    </style:style>
    <style:style style:name="P2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6d6c0d" officeooo:paragraph-rsid="0257e012" style:text-blinking="false"/>
    </style:style>
    <style:style style:name="P2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6d6c0d" officeooo:paragraph-rsid="0222a35d" style:text-blinking="false"/>
    </style:style>
    <style:style style:name="P2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6d6c0d" officeooo:paragraph-rsid="017ee330" style:text-blinking="false"/>
    </style:style>
    <style:style style:name="P3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officeooo:paragraph-rsid="01577574"/>
    </style:style>
    <style:style style:name="P3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officeooo:paragraph-rsid="016095bc"/>
    </style:style>
    <style:style style:name="P3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officeooo:rsid="015af4b3" officeooo:paragraph-rsid="015af4b3"/>
    </style:style>
    <style:style style:name="P3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officeooo:rsid="016d6c0d" officeooo:paragraph-rsid="021ecd03"/>
    </style:style>
    <style:style style:name="P3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ackground-color="transparent" style:writing-mode="lr-tb"/>
      <style:text-properties officeooo:rsid="016d6c0d" officeooo:paragraph-rsid="02161ed0"/>
    </style:style>
    <style:style style:name="P3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08619c" officeooo:paragraph-rsid="0108619c" style:text-blinking="false"/>
    </style:style>
    <style:style style:name="P3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08c1d9" officeooo:paragraph-rsid="01e477c8" style:text-blinking="false"/>
    </style:style>
    <style:style style:name="P3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144c9a" officeooo:paragraph-rsid="01144c9a" style:text-blinking="false"/>
    </style:style>
    <style:style style:name="P3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181008" officeooo:paragraph-rsid="011a8970" style:text-blinking="false"/>
    </style:style>
    <style:style style:name="P3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13fe88d" officeooo:paragraph-rsid="013fe88d" style:text-blinking="false"/>
    </style:style>
    <style:style style:name="P4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200%" fo:break-before="page" fo:background-color="transparent" style:writing-mode="lr-tb"/>
      <style:text-properties officeooo:rsid="016d6c0d" officeooo:paragraph-rsid="021ecd03"/>
    </style:style>
    <style:style style:name="P4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08619c" officeooo:paragraph-rsid="0108619c" style:text-blinking="false" fo:background-color="transparent" style:font-style-asian="normal" style:font-weight-asian="normal" style:font-style-complex="normal" style:font-weight-complex="normal"/>
    </style:style>
    <style:style style:name="P4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6d6c0d" officeooo:paragraph-rsid="0257e012" style:text-blinking="false" fo:background-color="transparent" style:font-style-asian="normal" style:font-weight-asian="normal" style:font-style-complex="normal" style:font-weight-complex="normal"/>
    </style:style>
    <style:style style:name="P4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08619c" officeooo:paragraph-rsid="0108619c" style:text-blinking="false"/>
    </style:style>
    <style:style style:name="P4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e477c8" officeooo:paragraph-rsid="01fe623e" style:text-blinking="false"/>
    </style:style>
    <style:style style:name="P4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08c1d9" officeooo:paragraph-rsid="0122dfe7" style:text-blinking="false"/>
    </style:style>
    <style:style style:name="P46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0a0db0" officeooo:paragraph-rsid="010a0db0" style:text-blinking="false"/>
    </style:style>
    <style:style style:name="P4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0a0db0" officeooo:paragraph-rsid="01e0028c" style:text-blinking="false"/>
    </style:style>
    <style:style style:name="P4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0a0db0" officeooo:paragraph-rsid="01fe623e" style:text-blinking="false"/>
    </style:style>
    <style:style style:name="P4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15%" fo:background-color="transparent" fo:padding="0.049cm" fo:border="0.06pt solid #000000" style:shadow="none" style:writing-mode="lr-tb"/>
      <style:text-properties fo:font-variant="normal" fo:text-transform="none" fo:color="#000000" style:text-line-through-style="none" style:text-line-through-type="none" style:font-name="Andale Mono" fo:font-size="11pt" fo:font-style="normal" style:text-underline-style="none" fo:font-weight="normal" officeooo:rsid="016d6c0d" officeooo:paragraph-rsid="0257e012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179fc44" style:text-blinking="false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211379d" style:text-blinking="false" fo:background-color="transparent" loext:char-shading-value="0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212057e" style:text-blinking="false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449d86" style:text-blinking="false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4ce6a6" style:text-blinking="false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3ab2d" style:text-blinking="false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77574" style:text-blinking="false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8d022" style:text-blinking="false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a45a6" style:text-blinking="false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5b2d10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62414c" style:text-blinking="false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641cfa" style:text-blinking="false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65e840" style:text-blinking="false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6649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698431" style:text-blinking="false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6aa9a9" style:text-blinking="fals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6c4f5e" style:text-blinking="false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74e7e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1a6132a" style:text-blinking="false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0dbb1a" style:text-blinking="false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0f4b1a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11379d" style:text-blinking="false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1b31cd" style:text-blinking="false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2c7b85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594ae8" style:text-blinking="fals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73f551" style:text-blinking="fals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77c71b" style:text-blinking="false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8a7796" style:text-blinking="false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8d3143" style:text-blinking="fals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31c0a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37d83" style:text-blinking="fals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3a58c" style:text-blinking="false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3ee4e" style:text-blinking="false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4538e" style:text-blinking="false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6bf04" style:text-blinking="false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78c4d" style:text-blinking="false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8b76a" style:text-blinking="false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aa9d9" style:text-blinking="false" fo:background-color="transparent" loext:char-shading-value="0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bb930" style:text-blinking="false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cbb64" style:text-blinking="false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2ae8320" style:text-blinking="false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dotted" style:text-underline-width="auto" style:text-underline-color="font-color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1577574" style:text-blinking="false" fo:background-color="transparent" loext:char-shading-value="0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211379d" style:text-blinking="false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font-name="Arial" fo:font-weight="bold" officeooo:rsid="0179fc44" fo:background-color="transparent" loext:char-shading-value="0" style:font-style-asian="normal" style:font-weight-asian="bold" style:font-style-complex="normal" style:font-weight-complex="bold"/>
    </style:style>
    <style:style style:name="T48" style:family="text">
      <style:text-properties style:font-name="Arial" fo:font-weight="bold" officeooo:rsid="01803608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font-name="Arial" fo:font-weight="bold" officeooo:rsid="0180f43c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font-name="Arial" fo:font-weight="bold" officeooo:rsid="01844533" fo:background-color="transparent" loext:char-shading-value="0" style:font-style-asian="normal" style:font-weight-asian="bold" style:font-style-complex="normal" style:font-weight-complex="bold"/>
    </style:style>
    <style:style style:name="T51" style:family="text">
      <style:text-properties style:font-name="Arial" fo:font-weight="bold" officeooo:rsid="0184a797" fo:background-color="transparent" loext:char-shading-value="0" style:font-style-asian="normal" style:font-weight-asian="bold" style:font-style-complex="normal" style:font-weight-complex="bold"/>
    </style:style>
    <style:style style:name="T52" style:family="text">
      <style:text-properties style:font-name="Arial" fo:font-weight="bold" officeooo:rsid="0192ec26" fo:background-color="transparent" loext:char-shading-value="0" style:font-style-asian="normal" style:font-weight-asian="bold" style:font-style-complex="normal" style:font-weight-complex="bold"/>
    </style:style>
    <style:style style:name="T53" style:family="text">
      <style:text-properties style:font-name="Arial" fo:font-weight="bold" officeooo:rsid="02076236" fo:background-color="transparent" loext:char-shading-value="0" style:font-style-asian="normal" style:font-weight-asian="bold" style:font-style-complex="normal" style:font-weight-complex="bold"/>
    </style:style>
    <style:style style:name="T54" style:family="text">
      <style:text-properties style:font-name="Arial" fo:font-weight="bold" officeooo:rsid="023058f3" fo:background-color="transparent" loext:char-shading-value="0" style:font-style-asian="normal" style:font-weight-asian="bold" style:font-style-complex="normal" style:font-weight-complex="bold"/>
    </style:style>
    <style:style style:name="T55" style:family="text">
      <style:text-properties style:font-name="Arial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style:font-name="Arial" officeooo:rsid="0108619c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style:font-name="Arial" officeooo:rsid="011a8970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style:font-name="Arial" officeooo:rsid="013d7ba7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style:font-name="Arial" officeooo:rsid="014ce3a4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style:font-name="Arial" officeooo:rsid="017796fe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style:font-name="Arial" officeooo:rsid="01a24bca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style:font-name="Arial" officeooo:rsid="01abed8f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style:font-name="Arial" officeooo:rsid="01c355a8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style:font-name="Arial" officeooo:rsid="01c3c1fa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style:font-name="Arial" officeooo:rsid="02093013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style:font-name="Arial" officeooo:rsid="020afb90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style:font-name="Arial" officeooo:rsid="02191240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style:font-name="Arial" officeooo:rsid="0179fc44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style:font-name="Arial" officeooo:rsid="02328fa6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style:font-name="Arial" officeooo:rsid="0242742f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style:font-name="Arial" officeooo:rsid="02528b6c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style:font-name="Arial" officeooo:rsid="0261ba92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style:font-name="Arial" officeooo:rsid="0269fc5c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style:font-name="Arial" officeooo:rsid="026bb37b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style:font-name="Arial" officeooo:rsid="026f420f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style:font-name="Arial" officeooo:rsid="0270d788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style:font-name="Arial" officeooo:rsid="02726a6e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style:font-name="Arial" officeooo:rsid="0278bfe9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style:font-name="Arial" officeooo:rsid="027a27fe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style:font-name="Arial" officeooo:rsid="028ff6f9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style:font-name="Arial" officeooo:rsid="02a040c1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style:font-name="Arial" officeooo:rsid="02a14be3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style:font-name="Arial" officeooo:rsid="02a37d83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style:font-name="Arial" officeooo:rsid="02aff122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style:font-name="Arial" officeooo:rsid="02b27a18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style:font-name="Arial" fo:font-style="italic" officeooo:rsid="011a8970" fo:background-color="transparent" loext:char-shading-value="0" style:font-style-asian="italic" style:font-weight-asian="normal" style:font-style-complex="italic" style:font-weight-complex="normal"/>
    </style:style>
    <style:style style:name="T87" style:family="text">
      <style:text-properties fo:font-weight="bold" officeooo:rsid="01181008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font-weight="bold" officeooo:rsid="012bf15a" fo:background-color="transparent" loext:char-shading-value="0" style:font-style-asian="normal" style:font-weight-asian="bold" style:font-style-complex="normal" style:font-weight-complex="bold"/>
    </style:style>
    <style:style style:name="T89" style:family="text">
      <style:text-properties fo:font-weight="bold" officeooo:rsid="0130079f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fo:font-weight="bold" officeooo:rsid="01888b58" fo:background-color="transparent" loext:char-shading-value="0" style:font-style-asian="normal" style:font-weight-asian="bold" style:font-style-complex="normal" style:font-weight-complex="bold"/>
    </style:style>
    <style:style style:name="T91" style:family="text">
      <style:text-properties fo:font-weight="bold" officeooo:rsid="0189f0b8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font-weight="bold" officeooo:rsid="018d8f46" fo:background-color="transparent" loext:char-shading-value="0" style:font-style-asian="normal" style:font-weight-asian="bold" style:font-style-complex="normal" style:font-weight-complex="bold"/>
    </style:style>
    <style:style style:name="T93" style:family="text">
      <style:text-properties fo:font-weight="bold" officeooo:rsid="018dfca3" fo:background-color="transparent" loext:char-shading-value="0" style:font-style-asian="normal" style:font-weight-asian="bold" style:font-style-complex="normal" style:font-weight-complex="bold"/>
    </style:style>
    <style:style style:name="T94" style:family="text">
      <style:text-properties fo:font-weight="bold" officeooo:rsid="019900ac" fo:background-color="transparent" loext:char-shading-value="0" style:font-style-asian="normal" style:font-weight-asian="bold" style:font-style-complex="normal" style:font-weight-complex="bold"/>
    </style:style>
    <style:style style:name="T95" style:family="text">
      <style:text-properties fo:font-weight="bold" officeooo:rsid="019abeea" fo:background-color="transparent" loext:char-shading-value="0" style:font-style-asian="normal" style:font-weight-asian="bold" style:font-style-complex="normal" style:font-weight-complex="bold"/>
    </style:style>
    <style:style style:name="T96" style:family="text">
      <style:text-properties fo:font-weight="bold" officeooo:rsid="019bfcba" fo:background-color="transparent" loext:char-shading-value="0" style:font-style-asian="normal" style:font-weight-asian="bold" style:font-style-complex="normal" style:font-weight-complex="bold"/>
    </style:style>
    <style:style style:name="T97" style:family="text">
      <style:text-properties fo:font-weight="bold" officeooo:rsid="01a98abf" fo:background-color="transparent" loext:char-shading-value="0" style:font-style-asian="normal" style:font-weight-asian="bold" style:font-style-complex="normal" style:font-weight-complex="bold"/>
    </style:style>
    <style:style style:name="T98" style:family="text">
      <style:text-properties fo:font-weight="bold" officeooo:rsid="01f053bb" style:font-weight-asian="bold" style:font-weight-complex="bold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0cdd241" fo:background-color="transparent" loext:char-shading-value="0"/>
    </style:style>
    <style:style style:name="T101" style:family="text">
      <style:text-properties fo:background-color="transparent" loext:char-shading-value="0" style:font-weight-asian="normal" style:font-weight-complex="normal"/>
    </style:style>
    <style:style style:name="T102" style:family="text">
      <style:text-properties officeooo:rsid="00080f6c" fo:background-color="transparent" loext:char-shading-value="0" style:font-weight-asian="normal" style:font-weight-complex="normal"/>
    </style:style>
    <style:style style:name="T103" style:family="text">
      <style:text-properties fo:background-color="transparent" loext:char-shading-value="0" style:font-style-asian="normal" style:font-weight-asian="normal" style:font-style-complex="normal" style:font-weight-complex="normal"/>
    </style:style>
    <style:style style:name="T104" style:family="text">
      <style:text-properties officeooo:rsid="010a0db0" fo:background-color="transparent" loext:char-shading-value="0" style:font-style-asian="normal" style:font-weight-asian="normal" style:font-style-complex="normal" style:font-weight-complex="normal"/>
    </style:style>
    <style:style style:name="T105" style:family="text">
      <style:text-properties officeooo:rsid="010e2742" fo:background-color="transparent" loext:char-shading-value="0" style:font-style-asian="normal" style:font-weight-asian="normal" style:font-style-complex="normal" style:font-weight-complex="normal"/>
    </style:style>
    <style:style style:name="T106" style:family="text">
      <style:text-properties officeooo:rsid="0115c053" fo:background-color="transparent" loext:char-shading-value="0" style:font-style-asian="normal" style:font-weight-asian="normal" style:font-style-complex="normal" style:font-weight-complex="normal"/>
    </style:style>
    <style:style style:name="T107" style:family="text">
      <style:text-properties officeooo:rsid="0116ff30" fo:background-color="transparent" loext:char-shading-value="0" style:font-style-asian="normal" style:font-weight-asian="normal" style:font-style-complex="normal" style:font-weight-complex="normal"/>
    </style:style>
    <style:style style:name="T108" style:family="text">
      <style:text-properties officeooo:rsid="01181008" fo:background-color="transparent" loext:char-shading-value="0" style:font-style-asian="normal" style:font-weight-asian="normal" style:font-style-complex="normal" style:font-weight-complex="normal"/>
    </style:style>
    <style:style style:name="T109" style:family="text">
      <style:text-properties officeooo:rsid="0118347b" fo:background-color="transparent" loext:char-shading-value="0" style:font-style-asian="normal" style:font-weight-asian="normal" style:font-style-complex="normal" style:font-weight-complex="normal"/>
    </style:style>
    <style:style style:name="T110" style:family="text">
      <style:text-properties officeooo:rsid="012d9896" fo:background-color="transparent" loext:char-shading-value="0" style:font-style-asian="normal" style:font-weight-asian="normal" style:font-style-complex="normal" style:font-weight-complex="normal"/>
    </style:style>
    <style:style style:name="T111" style:family="text">
      <style:text-properties officeooo:rsid="01496176" fo:background-color="transparent" loext:char-shading-value="0" style:font-style-asian="normal" style:font-weight-asian="normal" style:font-style-complex="normal" style:font-weight-complex="normal"/>
    </style:style>
    <style:style style:name="T112" style:family="text">
      <style:text-properties officeooo:rsid="01b631f9" fo:background-color="transparent" loext:char-shading-value="0" style:font-style-asian="normal" style:font-weight-asian="normal" style:font-style-complex="normal" style:font-weight-complex="normal"/>
    </style:style>
    <style:style style:name="T113" style:family="text">
      <style:text-properties officeooo:rsid="01b71a12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officeooo:rsid="01bdec78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officeooo:rsid="01c98baa" fo:background-color="transparent" loext:char-shading-value="0" style:font-style-asian="normal" style:font-weight-asian="normal" style:font-style-complex="normal" style:font-weight-complex="normal"/>
    </style:style>
    <style:style style:name="T116" style:family="text">
      <style:text-properties officeooo:rsid="01e0028c" fo:background-color="transparent" loext:char-shading-value="0" style:font-style-asian="normal" style:font-weight-asian="normal" style:font-style-complex="normal" style:font-weight-complex="normal"/>
    </style:style>
    <style:style style:name="T117" style:family="text">
      <style:text-properties officeooo:rsid="01e13a65" fo:background-color="transparent" loext:char-shading-value="0" style:font-style-asian="normal" style:font-weight-asian="normal" style:font-style-complex="normal" style:font-weight-complex="normal"/>
    </style:style>
    <style:style style:name="T118" style:family="text">
      <style:text-properties officeooo:rsid="01e477c8" fo:background-color="transparent" loext:char-shading-value="0" style:font-style-asian="normal" style:font-weight-asian="normal" style:font-style-complex="normal" style:font-weight-complex="normal"/>
    </style:style>
    <style:style style:name="T119" style:family="text">
      <style:text-properties officeooo:rsid="01e8d092" fo:background-color="transparent" loext:char-shading-value="0" style:font-style-asian="normal" style:font-weight-asian="normal" style:font-style-complex="normal" style:font-weight-complex="normal"/>
    </style:style>
    <style:style style:name="T120" style:family="text">
      <style:text-properties officeooo:rsid="01f3b20a" fo:background-color="transparent" loext:char-shading-value="0" style:font-style-asian="normal" style:font-weight-asian="normal" style:font-style-complex="normal" style:font-weight-complex="normal"/>
    </style:style>
    <style:style style:name="T121" style:family="text">
      <style:text-properties officeooo:rsid="01f5a753" fo:background-color="transparent" loext:char-shading-value="0" style:font-style-asian="normal" style:font-weight-asian="normal" style:font-style-complex="normal" style:font-weight-complex="normal"/>
    </style:style>
    <style:style style:name="T122" style:family="text">
      <style:text-properties officeooo:rsid="01f60b20" fo:background-color="transparent" loext:char-shading-value="0" style:font-style-asian="normal" style:font-weight-asian="normal" style:font-style-complex="normal" style:font-weight-complex="normal"/>
    </style:style>
    <style:style style:name="T123" style:family="text">
      <style:text-properties officeooo:rsid="01fe623e" fo:background-color="transparent" loext:char-shading-value="0" style:font-style-asian="normal" style:font-weight-asian="normal" style:font-style-complex="normal" style:font-weight-complex="normal"/>
    </style:style>
    <style:style style:name="T124" style:family="text">
      <style:text-properties officeooo:rsid="0222a35d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officeooo:rsid="023cf27b" fo:background-color="transparent" loext:char-shading-value="0" style:font-style-asian="normal" style:font-weight-asian="normal" style:font-style-complex="normal" style:font-weight-complex="normal"/>
    </style:style>
    <style:style style:name="T126" style:family="text">
      <style:text-properties officeooo:rsid="024abcd5" fo:background-color="transparent" loext:char-shading-value="0" style:font-style-asian="normal" style:font-weight-asian="normal" style:font-style-complex="normal" style:font-weight-complex="normal"/>
    </style:style>
    <style:style style:name="T127" style:family="text">
      <style:text-properties officeooo:rsid="026d81c8" fo:background-color="transparent" loext:char-shading-value="0" style:font-style-asian="normal" style:font-weight-asian="normal" style:font-style-complex="normal" style:font-weight-complex="normal"/>
    </style:style>
    <style:style style:name="T128" style:family="text">
      <style:text-properties officeooo:rsid="027e6544" fo:background-color="transparent" loext:char-shading-value="0" style:font-style-asian="normal" style:font-weight-asian="normal" style:font-style-complex="normal" style:font-weight-complex="normal"/>
    </style:style>
    <style:style style:name="T129" style:family="text">
      <style:text-properties officeooo:rsid="02822ebd" fo:background-color="transparent" loext:char-shading-value="0" style:font-style-asian="normal" style:font-weight-asian="normal" style:font-style-complex="normal" style:font-weight-complex="normal"/>
    </style:style>
    <style:style style:name="T130" style:family="text">
      <style:text-properties officeooo:rsid="028588f1" fo:background-color="transparent" loext:char-shading-value="0" style:font-style-asian="normal" style:font-weight-asian="normal" style:font-style-complex="normal" style:font-weight-complex="normal"/>
    </style:style>
    <style:style style:name="T131" style:family="text">
      <style:text-properties officeooo:rsid="029bdf2b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officeooo:rsid="029c9397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officeooo:rsid="029c979a" fo:background-color="transparent" loext:char-shading-value="0" style:font-style-asian="normal" style:font-weight-asian="normal" style:font-style-complex="normal" style:font-weight-complex="normal"/>
    </style:style>
    <style:style style:name="T134" style:family="text">
      <style:text-properties officeooo:rsid="029edde5" fo:background-color="transparent" loext:char-shading-value="0" style:font-style-asian="normal" style:font-weight-asian="normal" style:font-style-complex="normal" style:font-weight-complex="normal"/>
    </style:style>
    <style:style style:name="T135" style:family="text">
      <style:text-properties fo:font-weight="normal" fo:background-color="transparent" loext:char-shading-value="0"/>
    </style:style>
    <style:style style:name="T136" style:family="text">
      <style:text-properties fo:font-weight="normal" officeooo:rsid="00ce91fa" fo:background-color="transparent" loext:char-shading-value="0"/>
    </style:style>
    <style:style style:name="T137" style:family="text">
      <style:text-properties style:text-underline-style="dotted" style:text-underline-width="auto" style:text-underline-color="font-color" style:font-size-asian="10.5pt"/>
    </style:style>
    <style:style style:name="T138" style:family="text">
      <style:text-properties style:font-style-asian="normal" style:font-style-complex="normal"/>
    </style:style>
    <style:style style:name="T139" style:family="text">
      <style:text-properties officeooo:rsid="027ba6f1" style:font-style-asian="normal" style:font-style-complex="normal"/>
    </style:style>
    <style:style style:name="T140" style:family="text">
      <style:text-properties officeooo:rsid="027d4a19" style:font-style-asian="normal" style:font-style-complex="normal"/>
    </style:style>
    <style:style style:name="T141" style:family="text">
      <style:text-properties officeooo:rsid="029bdf2b" style:font-style-asian="normal" style:font-style-complex="normal"/>
    </style:style>
    <style:style style:name="T142" style:family="text">
      <style:text-properties officeooo:rsid="0108619c"/>
    </style:style>
    <style:style style:name="T143" style:family="text">
      <style:text-properties style:font-name="Andale Mono"/>
    </style:style>
    <style:style style:name="T144" style:family="text">
      <style:text-properties style:font-name="Andale Mono" fo:background-color="transparent" loext:char-shading-value="0" style:font-weight-asian="normal" style:font-weight-complex="normal"/>
    </style:style>
    <style:style style:name="T145" style:family="text">
      <style:text-properties style:font-name="Andale Mono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style:font-name="Andale Mono" officeooo:rsid="0108619c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style:font-name="Andale Mono" officeooo:rsid="010e2742" fo:background-color="transparent" loext:char-shading-value="0" style:font-style-asian="normal" style:font-weight-asian="normal" style:font-style-complex="normal" style:font-weight-complex="normal"/>
    </style:style>
    <style:style style:name="T148" style:family="text">
      <style:text-properties style:font-name="Andale Mono" officeooo:rsid="01181008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style:font-name="Andale Mono" officeooo:rsid="01e13a65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style:font-name="Andale Mono" officeooo:rsid="01ea550e" fo:background-color="transparent" loext:char-shading-value="0" style:font-style-asian="normal" style:font-weight-asian="normal" style:font-style-complex="normal" style:font-weight-complex="normal"/>
    </style:style>
    <style:style style:name="T151" style:family="text">
      <style:text-properties style:font-name="Andale Mono" officeooo:rsid="01e477c8" fo:background-color="transparent" loext:char-shading-value="0" style:font-style-asian="normal" style:font-weight-asian="normal" style:font-style-complex="normal" style:font-weight-complex="normal"/>
    </style:style>
    <style:style style:name="T152" style:family="text">
      <style:text-properties style:font-name="Andale Mono" style:font-style-asian="normal" style:font-style-complex="normal"/>
    </style:style>
    <style:style style:name="T153" style:family="text">
      <style:text-properties style:font-name="Andale Mono" fo:font-weight="bold" officeooo:rsid="010e2742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style:font-name="Andale Mono" fo:font-weight="bold" officeooo:rsid="018d8f46" fo:background-color="transparent" loext:char-shading-value="0" style:font-weight-asian="bold" style:font-weight-complex="bold"/>
    </style:style>
    <style:style style:name="T155" style:family="text">
      <style:text-properties officeooo:rsid="01144c9a"/>
    </style:style>
    <style:style style:name="T156" style:family="text">
      <style:text-properties officeooo:rsid="01a8a04b"/>
    </style:style>
    <style:style style:name="T157" style:family="text">
      <style:text-properties officeooo:rsid="01afb09e"/>
    </style:style>
    <style:style style:name="T158" style:family="text">
      <style:text-properties officeooo:rsid="01bde89a"/>
    </style:style>
    <style:style style:name="T159" style:family="text">
      <style:text-properties style:font-name="Arial1" fo:font-weight="bold" officeooo:rsid="02392bd7" fo:background-color="transparent" loext:char-shading-value="0" style:font-style-asian="normal" style:font-weight-asian="bold" style:font-style-complex="normal" style:font-weight-complex="bold"/>
    </style:style>
    <style:style style:name="T160" style:family="text">
      <style:text-properties style:font-name="Arial1" officeooo:rsid="010e2742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officeooo:rsid="01e477c8"/>
    </style:style>
    <style:style style:name="T162" style:family="text">
      <style:text-properties officeooo:rsid="01fe623e"/>
    </style:style>
    <style:style style:name="T163" style:family="text">
      <style:text-properties officeooo:rsid="0297f9f5"/>
    </style:style>
    <style:style style:name="T164" style:family="text">
      <style:text-properties officeooo:rsid="0299ec73"/>
    </style:style>
    <style:style style:name="T165" style:family="text">
      <style:text-properties officeooo:rsid="029cdfac"/>
    </style:style>
    <style:style style:name="T166" style:family="text">
      <style:text-properties officeooo:rsid="02a25bf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jpcaissy/INF5190/edit/master/cours/10-nov-06/exemples/station-de-vote-docker/Dockerfile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jpcaissy/INF5190/delete/master/cours/10-nov-06/exemples/station-de-vote-docker/Dockerfil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m complet : </text:span><text:span text:style-name="T44"><text:tab/></text:span><text:span text:style-name="T1"><text:tab/><text:tab/></text:span></text:p>
      <text:p text:style-name="P2">Code permanent : <text:span text:style-name="T137"><text:tab/></text:span></text:p>
      <text:h text:style-name="P4" text:outline-level="1">Examen <text:span text:style-name="T142">Final</text:span> INF5190 - Automne 2019</text:h>
      <text:h text:style-name="P5" text:outline-level="2">Directives</text:h>
      <text:list xml:id="list857647731" text:style-name="L1">
        <text:list-item>
          <text:p text:style-name="P11">Écrivez vos réponses <text:span text:style-name="T163">directement sur</text:span> l’examen.</text:p>
        </text:list-item>
        <text:list-item>
          <text:p text:style-name="P11">Aucune documentation <text:span text:style-name="T164">n’est </text:span>permise à l’exception d’une feuille de note recto-verso.</text:p>
        </text:list-item>
        <text:list-item>
          <text:p text:style-name="P11">Placez votre carte étudiante sur votre bureau. Le surveillant va passer pour la valider.</text:p>
        </text:list-item>
        <text:list-item>
          <text:p text:style-name="P14"><text:span text:style-name="T99">Fermez </text:span><text:span text:style-name="T100">et rangez </text:span><text:span text:style-name="T99">votre téléphone cellulaire. </text:span><text:span text:style-name="T135">Tout contact avec votre téléphone cellulaire </text:span><text:span text:style-name="T136">ou tout autre appareil électronique</text:span><text:span text:style-name="T135"> sera considéré comme une tentative de plagiat.</text:span></text:p>
        </text:list-item>
        <text:list-item>
          <text:p text:style-name="P11">L’examen comporte <text:span text:style-name="T156">7</text:span> questions sur <text:page-count>15</text:page-count><text:s/>pages <text:span text:style-name="T157">pour un total de 100 points.</text:span></text:p>
        </text:list-item>
      </text:list>
      <text:p text:style-name="P6"/>
      <text:list xml:id="list1583871193" text:style-name="L2">
        <text:list-item>
          <text:p text:style-name="P35"><text:span text:style-name="T102">V</text:span><text:span text:style-name="T101">oici un fichier </text:span><text:span text:style-name="T144">Dockerfile :</text:span><text:span text:style-name="T154"> </text:span></text:p>
          <text:p text:style-name="P41">FROM python:3.7-alpine</text:p>
          <text:p text:style-name="P43"/>
          <text:p text:style-name="P41">COPY poll /poll</text:p>
          <text:p text:style-name="P41">RUN apk add gcc musl-dev python3-dev libffi-dev openssl-dev</text:p>
          <text:p text:style-name="P41">RUN pip install peewee flask pymysql cryptography</text:p>
          <text:p text:style-name="P41">EXPOSE 5000<text:line-break/>VOLUME /poll/data</text:p>
          <text:p text:style-name="P41">ENV DB_PATH</text:p>
          <text:p text:style-name="P41">CMD FLASK_APP=poll flask run –-host=0.0.0.0</text:p>
          <text:p text:style-name="P15"><text:span text:style-name="T103"><text:line-break/>Expliquez ce que </text:span><text:span text:style-name="T112">chaque option </text:span><text:span text:style-name="T113">de l’exemple ci-haut</text:span><text:span text:style-name="T112"> font. </text:span><text:span text:style-name="T97">6</text:span><text:span text:style-name="T92"> </text:span><text:span text:style-name="T93">points </text:span><text:span text:style-name="T94">(2 poi</text:span><text:span text:style-name="T95">n</text:span><text:span text:style-name="T96">ts</text:span><text:span text:style-name="T94"> par question)</text:span></text:p>
          <text:list>
            <text:list-item>
              <text:p text:style-name="P15"><text:span text:style-name="T143">COPY poll /poll</text:span><text:line-break/><text:tab/><text:line-break/><text:tab/><text:line-break/><text:tab/><text:line-break/><text:tab/><text:line-break/><text:tab/></text:p>
            </text:list-item>
            <text:list-item>
              <text:p text:style-name="P15"><text:span text:style-name="T143">EXPOSE 5000</text:span><text:line-break/><text:tab/><text:line-break/><text:tab/><text:line-break/><text:tab/><text:line-break/><text:tab/><text:line-break/><text:tab/></text:p>
            </text:list-item>
            <text:list-item>
              <text:p text:style-name="P15"><text:span text:style-name="T143">VOLUME </text:span><text:span text:style-name="T152">/poll/data</text:span><text:span text:style-name="T138"><text:line-break/> <text:tab/><text:line-break/><text:tab/><text:line-break/><text:tab/><text:line-break/> <text:tab/><text:line-break/> <text:tab/></text:span></text:p>
            </text:list-item>
          </text:list>
        </text:list-item>
        <text:list-item>
          <text:p text:style-name="P16"><text:soft-page-break/><text:span text:style-name="T138">Avec </text:span><text:span text:style-name="T139">une image bâti</text:span><text:span text:style-name="T141">e</text:span><text:span text:style-name="T139"> </text:span><text:span text:style-name="T140">à partir du</text:span><text:span text:style-name="T138"> </text:span><text:span text:style-name="T146">Dockerfile</text:span><text:span text:style-name="T103"> </text:span><text:span text:style-name="T105">de la question #</text:span><text:span text:style-name="T131">1</text:span><text:span text:style-name="T105">,</text:span><text:span text:style-name="T103"> je lance </text:span><text:span text:style-name="T107">le conteneur</text:span><text:span text:style-name="T103"> avec la commande suivante :<text:line-break/></text:span><text:span text:style-name="T147">docker run -p 80:5000 --volume /home/poll/data:/poll/data<text:line-break/></text:span><text:span text:style-name="T105">Expliquez ce que font </text:span><text:span text:style-name="T115">les paramètres </text:span><text:span text:style-name="T128">de la commande </text:span><text:span text:style-name="T147">:</text:span></text:p>
          <text:list>
            <text:list-item>
              <text:p text:style-name="P16"><text:span text:style-name="T147">-p 80:5000</text:span><text:span text:style-name="T153"><text:line-break/></text:span><text:span text:style-name="T159">2 points</text:span><text:span text:style-name="T160"><text:line-break/><text:tab/> <text:line-break/><text:tab/> <text:line-break/><text:tab/> <text:line-break/><text:tab/> <text:line-break/><text:tab/> <text:line-break/><text:tab/> <text:line-break/><text:tab/> <text:line-break/><text:tab/> <text:line-break/><text:tab/> </text:span></text:p>
            </text:list-item>
            <text:list-item>
              <text:p text:style-name="P16"><text:span text:style-name="T147">--volume /home/poll/data:/poll/data <text:line-break/></text:span><text:span text:style-name="T159">2 points</text:span><text:span text:style-name="T105"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    </text:list-item>
          </text:list>
        </text:list-item>
        <text:list-item>
          <text:p text:style-name="P36"><text:span text:style-name="T118">Voici un extrait d’un </text:span><text:span text:style-name="T151">Dockerfile </text:span><text:span text:style-name="T118">:</text:span></text:p>
          <text:p text:style-name="P44"><text:span text:style-name="T118">E</text:span><text:span text:style-name="T103">NV DB_NAME poll<text:line-break/>ENV DB_USER poll_flask<text:line-break/>ENV DB_PASSWORD </text:span><text:span text:style-name="T120">password</text:span><text:span text:style-name="T103"><text:line-break/>ENV DB_HOST 10.65.22.13<text:line-break/>ENV DB_</text:span><text:span text:style-name="T123">PORT</text:span><text:span text:style-name="T103"> </text:span><text:span text:style-name="T123">5432</text:span></text:p>
          <text:p text:style-name="P17"><text:span text:style-name="T119">Et un extrait d’une</text:span><text:span text:style-name="T116"> app</text:span><text:span text:style-name="T103">lication Flask :</text:span></text:p>
          <text:p text:style-name="P45"><text:span text:style-name="T104">import os</text:span><text:span text:style-name="T103"><text:line-break/></text:span><text:span text:style-name="T104">f</text:span><text:span text:style-name="T103">rom peewee import Model, </text:span><text:span text:style-name="T104">MySQLDatabase</text:span></text:p>
          <text:p text:style-name="P46">class BaseModel(Model):</text:p>
          <text:p text:style-name="P46"><text:s text:c="4"/>class Meta:</text:p>
          <text:p text:style-name="P47"><text:s text:c="8"/>database = MySQLDatabase(os.environ['DB_NAME'], {</text:p>
          <text:p text:style-name="P47"><text:s text:c="12"/>"user": <text:span text:style-name="T161">o</text:span>s.environ['DB_USER'],</text:p>
          <text:p text:style-name="P47"><text:s text:c="12"/>"password": <text:span text:style-name="T161">o</text:span>s.environ['DB_<text:span text:style-name="T161">PASSWORD</text:span>'],</text:p>
          <text:p text:style-name="P48"><text:s text:c="12"/>"host": <text:span text:style-name="T161">os.environ['DB_HOST'],<text:line-break/></text:span> <text:s text:c="11"/>"<text:span text:style-name="T162">port</text:span>": <text:span text:style-name="T161">os.environ['DB_PORT']</text:span></text:p>
          <text:p text:style-name="P46"><text:s text:c="8"/>})</text:p>
          <text:list>
            <text:list-item>
              <text:p text:style-name="P18"><text:span text:style-name="T130">J</text:span><text:span text:style-name="T103">e lance un conteneur </text:span><text:span text:style-name="T129">à partir de l’image Docker</text:span><text:span text:style-name="T103"> de l’application Flask décrite ci-haut avec la commande suivante :</text:span></text:p>
              <text:p text:style-name="P19"><text:span text:style-name="T149">docker run --env DB_NAME=poll_</text:span><text:span text:style-name="T150">test</text:span><text:span text:style-name="T149"> –env DB_HOST=192.168.2.55</text:span><text:span text:style-name="T117"><text:line-break/></text:span><text:span text:style-name="T130">Q</text:span><text:span text:style-name="T121">uelles seront les informations de connexion </text:span><text:span text:style-name="T126">à la base de donnée</text:span><text:span text:style-name="T132">s</text:span><text:span text:style-name="T126"> </text:span><text:span text:style-name="T122">(nom de la base de donnée</text:span><text:span text:style-name="T133">s</text:span><text:span text:style-name="T122">, nom d’usager, mot de passe, hôte </text:span><text:span text:style-name="T125">et port</text:span><text:span text:style-name="T122">)</text:span><text:span text:style-name="T121"> </text:span><text:span text:style-name="T126">que l’application va utiliser?</text:span><text:span text:style-name="T117"><text:line-break/></text:span><text:span text:style-name="T91">5 points</text:span><text:span text:style-name="T103"><text:line-break/> <text:tab/><text:line-break/><text:tab/><text:line-break/><text:tab/><text:line-break/><text:tab/><text:line-break/><text:tab/><text:line-break/><text:tab/><text:line-break/><text:tab/><text:line-break/> <text:tab/><text:line-break/><text:tab/></text:span></text:p>
            </text:list-item>
            <text:list-item>
              <text:p text:style-name="P20"><text:soft-page-break/>Expliquez pourquoi combiner de la configuration (e.g. : les informations de connexion à une base <text:span text:style-name="T165">de</text:span> donnée<text:span text:style-name="T165">s</text:span>) dans du code n’est pas une bonne pratique. <text:span text:style-name="T98">10 points</text:span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p>
            </text:list-item>
          </text:list>
        </text:list-item>
        <text:list-item>
          <text:p text:style-name="P37"><text:span text:style-name="T103">Voici un exemple de code Python résilient à des défaillances causées par des appels API distant</text:span><text:span text:style-name="T111">s</text:span><text:span text:style-name="T103">. </text:span><text:span text:style-name="T90">15 points (5 points chaque)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1</text:p>
          </table:table-cell>
          <table:table-cell table:style-name="Table1.B1" office:value-type="string">
            <text:p text:style-name="P8">def get_connected_user(self):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8"><text:s text:c="4"/>retries = 0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8"><text:s text:c="4"/>while retries &lt; 5: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8"><text:s text:c="8"/>try: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P9"><text:s text:c="12"/># <text:span text:style-name="T155">Cette appel d’API est problématique, le temps moyen</text:span>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B2" office:value-type="string">
            <text:p text:style-name="P9"><text:s text:c="12"/># <text:span text:style-name="T158">d</text:span>'exécut<text:span text:style-name="T158">ion</text:span> est d'environs une seconde, <text:span text:style-name="T155">des fois plus.</text:span>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9"><text:s text:c="12"/># <text:span text:style-name="T155">J</text:span>e limite <text:span text:style-name="T155">donc</text:span> à 3 secondes le temps <text:span text:style-name="T155">pour l’appel d’API</text:span>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B2" office:value-type="string">
            <text:p text:style-name="P9"><text:s text:c="12"/>user = User.get(id=request.user_id, timeout=3)</text:p>
          </table:table-cell>
        </table:table-row>
        <table:table-row>
          <table:table-cell table:style-name="Table1.A2" office:value-type="string">
            <text:p text:style-name="P7">9</text:p>
          </table:table-cell>
          <table:table-cell table:style-name="Table1.B2" office:value-type="string">
            <text:p text:style-name="P9"><text:s text:c="12"/>user.logged_in = True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9"><text:s text:c="12"/>user.guest = False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9"><text:s text:c="12"/>return user</text:p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B2" office:value-type="string">
            <text:p text:style-name="P9"><text:s text:c="8"/>except ConnectionError:</text:p>
          </table:table-cell>
        </table:table-row>
        <table:table-row>
          <table:table-cell table:style-name="Table1.A2" office:value-type="string">
            <text:p text:style-name="P7">13</text:p>
          </table:table-cell>
          <table:table-cell table:style-name="Table1.B2" office:value-type="string">
            <text:p text:style-name="P9"><text:s text:c="12"/>sleep((2 ** retries) * 0.1)</text:p>
          </table:table-cell>
        </table:table-row>
        <table:table-row>
          <table:table-cell table:style-name="Table1.A2" office:value-type="string">
            <text:p text:style-name="P7">14</text:p>
          </table:table-cell>
          <table:table-cell table:style-name="Table1.B2" office:value-type="string">
            <text:p text:style-name="P9"><text:s text:c="12"/>retries += 1</text:p>
          </table:table-cell>
        </table:table-row>
        <table:table-row>
          <table:table-cell table:style-name="Table1.A2" office:value-type="string">
            <text:p text:style-name="P7">15</text:p>
          </table:table-cell>
          <table:table-cell table:style-name="Table1.B15" office:value-type="string">
            <text:p text:style-name="P10"><text:s text:c="4"/>return User(id=None, logged_in=False, guest=True)</text:p>
          </table:table-cell>
        </table:table-row>
      </table:table>
      <text:list xml:id="list183504312038066" text:continue-numbering="true" text:style-name="L2">
        <text:list-header>
          <text:p text:style-name="P21"><text:span text:style-name="T103"><text:line-break/></text:span><text:span text:style-name="T108">Cet exemple de code </text:span><text:span text:style-name="T114">comprend</text:span><text:span text:style-name="T108"> les patrons de résilience suivants : délais maximal, algorithme de recul exponentiel et défaillance partielle (</text:span><text:span text:style-name="T148">graceful failure</text:span><text:span text:style-name="T108">). Pour chacun de </text:span><text:span text:style-name="T134">ce</text:span><text:span text:style-name="T108">s patrons,</text:span><text:span text:style-name="T88"> </text:span><text:span text:style-name="T108">expliquez</text:span><text:span text:style-name="T87"> </text:span><text:span text:style-name="T89">1</text:span><text:span text:style-name="T87">) ce que le patron fait </text:span><text:span text:style-name="T108">et</text:span><text:span text:style-name="T87"> </text:span><text:span text:style-name="T89">2</text:span><text:span text:style-name="T87">) ce qu’il permet de mitiger</text:span><text:span text:style-name="T108">.</text:span></text:p>
          <text:list>
            <text:list-item>
              <text:p text:style-name="P22"><text:span text:style-name="T110">Délais maximal </text:span><text:span text:style-name="T103"><text:line-break/> <text:tab/><text:line-break/> <text:tab/><text:line-break/> <text:tab/><text:line-break/><text:tab/><text:line-break/><text:tab/><text:line-break/><text:tab/><text:line-break/><text:tab/><text:line-break/><text:tab/></text:span></text:p>
            </text:list-item>
            <text:list-item>
              <text:p text:style-name="P23"><text:soft-page-break/><text:span text:style-name="T103">Algorithme de recul exponentiel<text:line-break/></text:span><text:span text:style-name="T106"> <text:tab/><text:line-break/> <text:tab/><text:line-break/> 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    </text:list-item>
            <text:list-item>
              <text:p text:style-name="P24"><text:span text:style-name="T109">D</text:span><text:span text:style-name="T103">éfaillance partielle (</text:span><text:span text:style-name="T145">graceful failure</text:span><text:span text:style-name="T103">)<text:line-break/></text:span><text:span text:style-name="T106"> <text:tab/><text:line-break/> <text:tab/><text:line-break/> <text:tab/><text:line-break/> <text:tab/><text:line-break/> <text:tab/><text:line-break/> <text:tab/><text:line-break/> <text:tab/><text:line-break/> <text:tab/><text:line-break/><text:tab/><text:line-break/><text:tab/><text:line-break/><text:tab/><text:line-break/><text:tab/></text:span></text:p>
            </text:list-item>
          </text:list>
        </text:list-header>
        <text:list-item>
          <text:p text:style-name="P38"><text:span text:style-name="T57">L’exemple du code Python de la question #4 ne contient pas le patron de résilience disjoncteur (</text:span><text:span text:style-name="T86">circuit breaker</text:span><text:span text:style-name="T57">).</text:span></text:p>
          <text:p text:style-name="P25"><text:span text:style-name="T58">Expliquez ce qu’est le</text:span><text:span text:style-name="T56"> patron disjoncteur </text:span><text:span text:style-name="T57">et </text:span><text:span text:style-name="T61">ce qu’</text:span><text:span text:style-name="T81">il permet de mitiger</text:span><text:span text:style-name="T61"> dans le contexte d’une application Web</text:span><text:span text:style-name="T56">. </text:span><text:span text:style-name="T53">10</text:span><text:span text:style-name="T52"> points</text:span><text:span text:style-name="T56"><text:line-break/> <text:tab/><text:line-break/> <text:tab/><text:line-break/> <text:tab/><text:line-break/> <text:tab/><text:line-break/> <text:tab/><text:line-break/> <text:tab/><text:line-break/> <text:tab/><text:line-break/> <text:tab/><text:line-break/> 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</text:list-item>
        <text:list-item>
          <text:p text:style-name="P39"><text:span text:style-name="T55">Déploiements progressif et en canari</text:span><text:span text:style-name="T67">es</text:span><text:span text:style-name="T59">.</text:span></text:p>
          <text:list>
            <text:list-item>
              <text:p text:style-name="P26"><text:span text:style-name="T55">Quelle est la différence </text:span><text:span text:style-name="T62">majeure </text:span><text:span text:style-name="T55">entre un déploiement progressif et un déploiement en canari</text:span><text:span text:style-name="T65">e</text:span><text:span text:style-name="T55"> ? </text:span><text:span text:style-name="T48">5 p</text:span><text:span text:style-name="T50">oints</text:span><text:span text:style-name="T55"><text:line-break/><text:tab/> <text:line-break/><text:tab/> <text:line-break/><text:tab/> <text:line-break/><text:tab/> <text:line-break/><text:tab/> <text:line-break/><text:tab/> <text:line-break/><text:tab/> <text:line-break/><text:tab/> </text:span></text:p>
            </text:list-item>
            <text:list-item>
              <text:p text:style-name="P26"><text:span text:style-name="T55">L’un des problèmes de ces deux types de déploiement est, qu’à tout moment, plus</text:span><text:span text:style-name="T63">ieurs</text:span><text:span text:style-name="T55"> version </text:span><text:span text:style-name="T64">différentes </text:span><text:span text:style-name="T55">de l’application Web </text:span><text:span text:style-name="T82">peuvent</text:span><text:span text:style-name="T55"> être en ligne. Expliquez </text:span><text:span text:style-name="T66">les problèmes que cela peut causer</text:span><text:span text:style-name="T55"> et comment il est possible d’éliminer ce risque.<text:line-break/></text:span><text:span text:style-name="T49">5 p</text:span><text:span text:style-name="T51">oints</text:span><text:span text:style-name="T55"><text:line-break/> <text:tab/><text:line-break/> <text:tab/><text:line-break/> <text:tab/><text:line-break/> <text:tab/><text:line-break/> <text:tab/><text:line-break/> <text:tab/><text:line-break/> <text:tab/><text:line-break/> <text:tab/><text:line-break/> <text:tab/><text:line-break/> <text:tab/><text:line-break/> <text:tab/></text:span></text:p>
            </text:list-item>
          </text:list>
        </text:list-item>
        <text:list-item>
          <text:p text:style-name="P30"><text:soft-page-break/><text:span text:style-name="T6">Vous </text:span><text:span text:style-name="T22">êtes embauché par la Bibliothèque et Archives nationales du Québec (BanQ) pour</text:span><text:span text:style-name="T6"> </text:span><text:span text:style-name="T22">mettre en place une application Web sous forme d’une API REST</text:span><text:span text:style-name="T7">. </text:span><text:span text:style-name="T23">Cette </text:span><text:span text:style-name="T9">API doit permettre de :</text:span></text:p>
          <text:list>
            <text:list-item>
              <text:p text:style-name="P30"><text:span text:style-name="T9">Obtenir les informations d’un livre. Un livre est identifié par un un identifiant unique (</text:span><text:span text:style-name="T45">id</text:span><text:span text:style-name="T9">).</text:span></text:p>
            </text:list-item>
            <text:list-item>
              <text:p text:style-name="P30"><text:span text:style-name="T9">Créer </text:span><text:span text:style-name="T26">et récupérer</text:span><text:span text:style-name="T9"> un membre </text:span><text:span text:style-name="T17">de la bibliothèque</text:span><text:span text:style-name="T9">. </text:span><text:span text:style-name="T10">Un membre est identifié par un courriel unique.</text:span></text:p>
            </text:list-item>
            <text:list-item>
              <text:p text:style-name="P31"><text:span text:style-name="T9">Effectuer une recherche par mot-clé qui retourne une liste de livres</text:span><text:span text:style-name="T11">.</text:span></text:p>
            </text:list-item>
            <text:list-item>
              <text:p text:style-name="P12">Obtenir la liste des livres réservés par un membre.</text:p>
            </text:list-item>
            <text:list-item>
              <text:p text:style-name="P12">Obtenir la liste des membres qui <text:span text:style-name="T166">ont</text:span> réservé un livre.</text:p>
            </text:list-item>
            <text:list-item>
              <text:p text:style-name="P32"><text:span text:style-name="T5">Effectuer la réservation d’un livre pour un membre.</text:span></text:p>
            </text:list-item>
            <text:list-item>
              <text:p text:style-name="P13">Terminer une réservation lorsqu’un membre retourne un livre.</text:p>
            </text:list-item>
          </text:list>
          <text:p text:style-name="P32"><text:span text:style-name="T8">L’</text:span><text:span text:style-name="T5">application est responsable de la </text:span><text:span text:style-name="T14">gestion </text:span><text:span text:style-name="T5">des membres et des réservations </text:span><text:span text:style-name="T13">de la bibliothèque.</text:span><text:span text:style-name="T5"> Par contre, la </text:span><text:span text:style-name="T13">gestion des livres </text:span><text:span text:style-name="T15">(l’ajout, la suppression, la recherche, etc)</text:span><text:span text:style-name="T13"> se fait par un système externe </text:span><text:span text:style-name="T32">sur lequel</text:span><text:span text:style-name="T13"> vous n’avez aucun</text:span><text:span text:style-name="T31"> </text:span><text:span text:style-name="T13">contrôle. </text:span><text:span text:style-name="T15">Cela veut dire que la recherche de livre</text:span><text:span text:style-name="T33">s</text:span><text:span text:style-name="T15"> par mot-clé et l’obtention des informations d’un livre doit se faire en appelant cet</text:span><text:span text:style-name="T34">te</text:span><text:span text:style-name="T15"> API distant</text:span><text:span text:style-name="T35">e</text:span><text:span text:style-name="T15"> externe</text:span><text:span text:style-name="T13">.</text:span><text:span text:style-name="T5"> Ce</text:span><text:span text:style-name="T36">t</text:span><text:span text:style-name="T5">t</text:span><text:span text:style-name="T36">e</text:span><text:span text:style-name="T5"> API distant</text:span><text:span text:style-name="T37">e</text:span><text:span text:style-name="T5"> prend plusieurs secondes à chercher </text:span><text:span text:style-name="T12">par mot</text:span><text:span text:style-name="T38">-</text:span><text:span text:style-name="T12">clé les millions de livres que la bibliothèque possède. </text:span><text:span text:style-name="T16">Récupérer les informations d’un livre à partir de son identifiant unique </text:span><text:span text:style-name="T28">tout aussi lent et</text:span><text:span text:style-name="T16"> nécessite </text:span><text:span text:style-name="T29">élégamment</text:span><text:span text:style-name="T16"> un appel distant </text:span><text:span text:style-name="T19">qui peut prendre </text:span><text:span text:style-name="T28">jusqu’à une seconde</text:span><text:span text:style-name="T19">.<text:line-break/></text:span><text:span text:style-name="T27">Voici un exemple de code qui app</text:span><text:span text:style-name="T39">elle</text:span><text:span text:style-name="T27"> l’API distant </text:span><text:span text:style-name="T30">(pour la question 7D) :</text:span></text:p>
          <text:list text:continue-numbering="true">
            <text:list-header>
              <text:p text:style-name="P42">import json</text:p>
              <text:p text:style-name="P42">from urllib.request import urlopen</text:p>
              <text:p text:style-name="P42">@app.route("/livres/&lt;int:livre_id&gt;")</text:p>
              <text:p text:style-name="P49"><text:span text:style-name="T103">def get_livre(livre_id):<text:line-break/> <text:s text:c="3"/></text:span><text:span text:style-name="T124">url = </text:span><text:span text:style-name="T103">f"https://api.banq.qc.ca/livre/{livre_id}"</text:span></text:p>
              <text:p text:style-name="P49"><text:span text:style-name="T103"><text:s text:c="4"/>with urlopen(</text:span><text:span text:style-name="T124">url</text:span><text:span text:style-name="T103">) as response: </text:span><text:span text:style-name="T127"># temps moyen : 1 seconde</text:span></text:p>
              <text:p text:style-name="P42"><text:s text:c="8"/>raw_data = response.read()</text:p>
              <text:p text:style-name="P42"><text:s text:c="4"/>return json.loads(raw_data)</text:p>
              <text:p text:style-name="P27"/>
            </text:list-header>
            <text:list-item text:start-value="1">
              <text:p text:style-name="P40"><text:span text:style-name="T5">Identifiez </text:span><text:span text:style-name="T25">et décrivez </text:span><text:span text:style-name="T5">toutes les </text:span><text:span text:style-name="T24">ressources nécessaire</text:span><text:span text:style-name="T40">s</text:span><text:span text:style-name="T24"> pour bâtir l’API REST. </text:span><text:span text:style-name="T3">5 points<text:line-break/></text:span><text:span text:style-name="T24"><text:tab/></text:span><text:span text:style-name="T3"> </text:span><text:span text:style-name="T46"><text:line-break/><text:tab/> <text:line-break/><text:tab/> <text:line-break/><text:tab/> <text:line-break/><text:tab/> <text:line-break/><text:tab/> <text:line-break/><text:tab/> <text:line-break/><text:tab/> <text:line-break/><text:tab/> <text:line-break/><text:tab/> <text:line-break/><text:tab/> <text:line-break/><text:tab/> <text:line-break/><text:tab/> <text:line-break/><text:tab/> <text:line-break/><text:tab/> <text:line-break/><text:tab/> 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    </text:list-item>
            <text:list-item>
              <text:p text:style-name="P33"><text:soft-page-break/><text:span text:style-name="T24">À partir des ressources identifiées à la question précédente, identifiez toutes les </text:span><text:span text:style-name="T20">route</text:span><text:span text:style-name="T24">s de ce</text:span><text:span text:style-name="T41">t</text:span><text:span text:style-name="T24">t</text:span><text:span text:style-name="T41">e</text:span><text:span text:style-name="T24"> API REST.</text:span><text:span text:style-name="T20"> </text:span><text:span text:style-name="T24">Une route </text:span><text:span text:style-name="T20">doit contenir la méthode HTTP, ainsi que </text:span><text:span text:style-name="T21">l’URI</text:span><text:span text:style-name="T20">. </text:span><text:span text:style-name="T21">L’URI</text:span><text:span text:style-name="T20"> peut contenir une variable, tel que vu dans les laboratoires et dans le travail de session.<text:line-break/></text:span><text:span text:style-name="T4">5</text:span><text:span text:style-name="T2"> points</text:span><text:span text:style-name="T5"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    </text:list-item>
            <text:list-item>
              <text:p text:style-name="P34"><text:soft-page-break/><text:span text:style-name="T5">Identifiez les métriques opérationnelles qui vous permet</text:span><text:span text:style-name="T42">tent</text:span><text:span text:style-name="T5"> de valider que votre application fonctionne comme prévu et expliquez pourquoi vous </text:span><text:span text:style-name="T43">pensez</text:span><text:span text:style-name="T5"> qu’elles sont pertinentes.<text:line-break/></text:span><text:span text:style-name="T2">10 points</text:span><text:span text:style-name="T5"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    </text:list-item>
            <text:list-item>
              <text:p text:style-name="P28"><text:soft-page-break/><text:span text:style-name="T55">La spécification précise que la </text:span><text:span text:style-name="T80">récupération des informations d’un livre s</text:span><text:span text:style-name="T55">e fait à partir d’un</text:span><text:span text:style-name="T83">e</text:span><text:span text:style-name="T55"> API </text:span><text:span text:style-name="T75">externe</text:span><text:span text:style-name="T55">. </text:span><text:span text:style-name="T75">Appeler cet</text:span><text:span text:style-name="T84">te</text:span><text:span text:style-name="T75"> API externe</text:span><text:span text:style-name="T71"> peut prendre jusqu’à une seconde </text:span><text:span text:style-name="T73">avant </text:span><text:span text:style-name="T74">de</text:span><text:span text:style-name="T71"> retourner la réponse </text:span><text:span text:style-name="T72">(voir exemple de code à la page 10)</text:span><text:span text:style-name="T71">. Heureusement, les informations d’un livre (auteur, titre, etc) ne changent jamais</text:span><text:span text:style-name="T60">. </text:span><text:span text:style-name="T71">Expliquez </text:span><text:span text:style-name="T77">ce que vous </text:span><text:span text:style-name="T84">pouvez mettre en œuvre</text:span><text:span text:style-name="T77"> pour améliorer la performance de v</text:span><text:span text:style-name="T78">otre </text:span><text:span text:style-name="T84">application</text:span><text:span text:style-name="T78"> qui communique avec cet</text:span><text:span text:style-name="T85">te</text:span><text:span text:style-name="T78"> API distant</text:span><text:span text:style-name="T76">.</text:span><text:span text:style-name="T60"> </text:span><text:span text:style-name="T54">10 points</text:span><text:span text:style-name="T60"><text:line-break/></text:span><text:span text:style-name="T68"><text:tab/></text:span><text:span text:style-name="T55"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    </text:list-item>
            <text:list-item>
              <text:p text:style-name="P29"><text:soft-page-break/><text:span text:style-name="T69">Albert est un développeur dans l’équipe d’opération</text:span><text:span text:style-name="T70">s</text:span><text:span text:style-name="T69"> de la BanQ.</text:span><text:span text:style-name="T55"> </text:span><text:span text:style-name="T69">Décrivez</text:span><text:span text:style-name="T55"> les étape</text:span><text:span text:style-name="T69">s qu’Albert doit suivre pour déployer votre système en ligne. </text:span><text:span text:style-name="T79">Justifiez votre réponse.</text:span><text:span text:style-name="T69"><text:line-break/></text:span><text:span text:style-name="T47">10 points</text:span><text:span text:style-name="T55"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text:line-break/><text:tab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>
        <style:tab-stops>
          <style:tab-stop style:position="15cm" style:leader-style="dotted" style:leader-text="."/>
          <style:tab-stop style:position="17cm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text:s/>/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3:17:37.082102048</meta:creation-date>
    <dc:date>2019-12-10T18:32:14.912268954</dc:date>
    <meta:editing-duration>P1DT4H22M11S</meta:editing-duration>
    <meta:editing-cycles>529</meta:editing-cycles>
    <meta:generator>LibreOffice/6.0.7.3$Linux_X86_64 LibreOffice_project/00m0$Build-3</meta:generator>
    <meta:document-statistic meta:table-count="1" meta:image-count="0" meta:object-count="0" meta:page-count="15" meta:paragraph-count="100" meta:word-count="1053" meta:character-count="7461" meta:non-whitespace-character-count="5738"/>
  </office:meta>
</office:document-meta>
</file>